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b2b2b2" draw:opacity="70%" draw:textarea-horizontal-align="justify" draw:textarea-vertical-align="middle" draw:auto-grow-height="false" fo:min-height="1.03cm" fo:min-width="4.778cm" draw:shadow-opacity="50%"/>
    </style:style>
    <style:style style:name="gr3" style:family="graphic" style:parent-style-name="objectwithoutfill">
      <style:graphic-properties svg:stroke-color="#000000" draw:marker-start="Dimension_20_Lines" draw:marker-end="Dimension_20_Lin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47cm" fo:min-width="0.22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70%"/>
      <style:paragraph-properties fo:text-align="center"/>
    </style:style>
    <style:style style:name="P3" style:family="paragraph">
      <style:paragraph-properties fo:text-align="center"/>
      <style:text-properties style:font-name="Asana Math"/>
    </style:style>
    <style:style style:name="P4" style:family="paragraph">
      <loext:graphic-properties draw:fill="none" draw:fill-color="#ffffff"/>
      <style:paragraph-properties fo:text-align="center"/>
      <style:text-properties style:font-name="Asana Math"/>
    </style:style>
    <style:style style:name="P5" style:family="paragraph">
      <loext:graphic-properties draw:fill="solid" draw:fill-color="#ff0000"/>
      <style:paragraph-properties fo:text-align="center"/>
    </style:style>
    <style:style style:name="T1" style:family="text">
      <style:text-properties style:font-name="Asana Math"/>
    </style:style>
    <style:style style:name="T2" style:family="text">
      <style:text-properties style:text-position="-30% 58%"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527cm" svg:y1="11.012cm" svg:x2="2.527cm" svg:y2="0.344cm">
            <text:p/>
          </draw:line>
          <draw:custom-shape draw:style-name="gr2" draw:text-style-name="P2" draw:layer="layout" svg:width="8.382cm" svg:height="2.032cm" svg:x="0.427cm" svg:y="0.31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8.382cm" svg:height="2.032cm" svg:x="0.428cm" svg:y="11.01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0.427cm" svg:y1="13.012cm" svg:x2="0.427cm" svg:y2="2.344cm">
            <text:p/>
          </draw:line>
          <draw:line draw:style-name="gr1" draw:text-style-name="P1" draw:layer="layout" svg:x1="6.727cm" svg:y1="13.012cm" svg:x2="6.727cm" svg:y2="2.344cm">
            <text:p/>
          </draw:line>
          <draw:line draw:style-name="gr1" draw:text-style-name="P1" draw:layer="layout" svg:x1="8.81cm" svg:y1="11.012cm" svg:x2="8.81cm" svg:y2="0.344cm">
            <text:p/>
          </draw:line>
          <draw:line draw:style-name="gr3" draw:text-style-name="P1" draw:layer="layout" svg:x1="0.427cm" svg:y1="14.112cm" svg:x2="6.777cm" svg:y2="14.112cm">
            <text:p/>
          </draw:line>
          <draw:line draw:style-name="gr3" draw:text-style-name="P1" draw:layer="layout" svg:x1="7.539cm" svg:y1="13.774cm" svg:x2="9.571cm" svg:y2="11.742cm">
            <text:p/>
          </draw:line>
          <draw:line draw:style-name="gr3" draw:text-style-name="P1" draw:layer="layout" svg:x1="9.627cm" svg:y1="11.012cm" svg:x2="9.609cm" svg:y2="0.312cm">
            <text:p/>
          </draw:line>
          <draw:frame draw:style-name="gr4" draw:text-style-name="P4" draw:layer="layout" svg:width="1.905cm" svg:height="1.441cm" svg:x="2.726cm" svg:y="13.183cm">
            <draw:text-box>
              <text:p text:style-name="P3"><text:span text:style-name="T1">L</text:span></text:p>
            </draw:text-box>
          </draw:frame>
          <draw:frame draw:style-name="gr4" draw:text-style-name="P4" draw:layer="layout" svg:width="1.905cm" svg:height="1.441cm" draw:transform="rotate (0.796393737685013) translate (7.313cm 12.743cm)">
            <draw:text-box>
              <text:p text:style-name="P3"><text:span text:style-name="T1">L</text:span></text:p>
            </draw:text-box>
          </draw:frame>
          <draw:frame draw:style-name="gr4" draw:text-style-name="P4" draw:layer="layout" svg:width="1.905cm" svg:height="1.441cm" svg:x="9.063cm" svg:y="5.221cm">
            <draw:text-box>
              <text:p text:style-name="P3"><text:span text:style-name="T1">H</text:span></text:p>
            </draw:text-box>
          </draw:frame>
          <draw:path draw:style-name="gr5" draw:text-style-name="P5" draw:layer="layout" svg:width="0.714cm" svg:height="0.634cm" draw:transform="skewX (0.452912940892529) translate (4.32539268800687cm 11.68cm)" svg:viewBox="0 0 715 635" svg:d="M358 0c202 0 357 138 357 318s-155 317-357 317c-203 0-358-137-358-317s155-318 358-318z">
            <text:p/>
          </draw:path>
          <draw:frame draw:style-name="gr4" draw:text-style-name="P4" draw:layer="layout" svg:width="1.905cm" svg:height="1.441cm" svg:x="0.664cm" svg:y="1.322cm">
            <draw:text-box>
              <text:p text:style-name="P3"><text:span text:style-name="T1">T</text:span><text:span text:style-name="T2">t</text:span></text:p>
            </draw:text-box>
          </draw:frame>
          <draw:frame draw:style-name="gr4" draw:text-style-name="P4" draw:layer="layout" svg:width="1.905cm" svg:height="1.441cm" svg:x="0.665cm" svg:y="12.023cm">
            <draw:text-box>
              <text:p text:style-name="P3"><text:span text:style-name="T1">T</text:span><text:span text:style-name="T2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668cm" fo:page-height="14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20-12-17T11:00:30.619052201</meta:creation-date>
    <dc:date>2020-12-17T11:25:31.009295139</dc:date>
    <dc:creator>Ezequiel Fogliatto</dc:creator>
    <meta:editing-duration>PT4M17S</meta:editing-duration>
    <meta:editing-cycles>1</meta:editing-cycles>
    <meta:document-statistic meta:object-count="16"/>
    <meta:generator>LibreOffice/6.1.5.2$Linux_X86_64 LibreOffice_project/10$Build-2</meta:generator>
  </office:meta>
</office:document-meta>
</file>